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bleau public link : with all the exercise with Tableau</text:p>
      <text:p text:style-name="Standard"/>
      <text:p text:style-name="Standard"><text:a xlink:type="simple" xlink:href="https://public.tableau.com/views/unit-4-lab_tbwx_17015326982220/Dashboardtotalclaimamount?:language=en-US&amp;publish=yes&amp;:display_count=n&amp;:origin=viz_share_link" text:style-name="Internet_20_link" text:visited-style-name="Visited_20_Internet_20_Link">https://public.tableau.com/views/unit-4-lab_tbwx_17015326982220/Dashboardtotalclaimamount?:language=en-US&amp;publish=yes&amp;:display_count=n&amp;:origin=viz_share_link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2S</meta:editing-duration>
    <meta:editing-cycles>3</meta:editing-cycles>
    <meta:generator>OpenOffice/4.1.13$Win32 OpenOffice.org_project/4113m1$Build-9810</meta:generator>
    <dc:date>2024-01-12T15:13:07.86</dc:date>
    <meta:document-statistic meta:table-count="0" meta:image-count="0" meta:object-count="0" meta:page-count="1" meta:paragraph-count="2" meta:word-count="11" meta:character-count="213"/>
    <dc:creator>m j</dc:creator>
    <meta:user-defined meta:name="Info 1"/>
    <meta:user-defined meta:name="Info 2"/>
    <meta:user-defined meta:name="Info 3"/>
    <meta:user-defined meta:name="Info 4"/>
  </office:meta>
</office:document-meta>
</file>